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 style:list-style-name="L4">
      <style:paragraph-properties fo:text-align="justify" style:justify-single-word="false"/>
      <style:text-properties officeooo:rsid="0014bee5" officeooo:paragraph-rsid="0014bee5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Standard" style:list-style-name="L3">
      <style:paragraph-properties fo:text-align="justify" style:justify-single-word="false"/>
    </style:style>
    <style:style style:name="P8" style:family="paragraph" style:parent-style-name="Standard" style:list-style-name="L4">
      <style:paragraph-properties fo:text-align="justify" style:justify-single-word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ificaciones respecto a la primera entrega:</text:p>
      <text:p text:style-name="P4"/>
      <text:p text:style-name="P4">La tarifa de inclusión de los planes ahora permite ser igual a 0. </text:p>
      <text:p text:style-name="P4">El costo de un servicio ahora permite ser igual a 0.</text:p>
      <text:p text:style-name="P4">Se eliminó el trigger que vela por las tarifas nulas.</text:p>
      <text:p text:style-name="P4">Se eliminó el trigger que vela por los servicios con costo positivo.</text:p>
      <text:p text:style-name="P4"/>
      <text:p text:style-name="P4"/>
      <text:p text:style-name="P3">Consideraciones de esta entrega:</text:p>
      <text:p text:style-name="P4"/>
      <text:p text:style-name="P4">Los precios de los servicios incluídos en los distintos planes son inventados.</text:p>
      <text:p text:style-name="P4"/>
      <text:p text:style-name="P4"/>
      <text:p text:style-name="P3">Procedimiento para correr los distintos módulos de la entrega:</text:p>
      <text:list xml:id="list6857601889914021774" text:style-name="L1">
        <text:list-header>
          <text:p text:style-name="P5"/>
          <text:p text:style-name="P1">Los scripts de inserción</text:p>
        </text:list-header>
      </text:list>
      <text:p text:style-name="P4"><text:tab/></text:p>
      <text:list xml:id="list9191050399194865051" text:style-name="L2">
        <text:list-item>
          <text:list>
            <text:list-item>
              <text:list>
                <text:list-item>
                  <text:p text:style-name="P6">Conectarse a una base de datos</text:p>
                </text:list-item>
                <text:list-item>
                  <text:p text:style-name="P6">Correr el script schema.sql</text:p>
                </text:list-item>
                <text:list-item>
                  <text:p text:style-name="P6">Correr el script de inserción de MOCELinsert.sql o TVCABLEinsert.sql</text:p>
                </text:list-item>
                <text:list-item>
                  <text:p text:style-name="P6">En caso de querer correr otro script de otra empresa, ejecutar primero el script drop.sql</text:p>
                </text:list-item>
              </text:list>
            </text:list-item>
          </text:list>
        </text:list-item>
      </text:list>
      <text:p text:style-name="P4"/>
      <text:p text:style-name="P4"><text:tab/><text:span text:style-name="T1">Las consultas</text:span></text:p>
      <text:p text:style-name="P4"/>
      <text:list xml:id="list2968856999423215998" text:style-name="L3">
        <text:list-item>
          <text:list>
            <text:list-item>
              <text:list>
                <text:list-item>
                  <text:p text:style-name="P7">En línea de comandos, escribir “python ./main.py” que mostrará el resultado de las cuatro consultas implementadas.</text:p>
                  <text:p text:style-name="P7"/>
                </text:list-item>
              </text:list>
            </text:list-item>
          </text:list>
        </text:list-item>
      </text:list>
      <text:p text:style-name="P4"><text:tab/><text:span text:style-name="T1">Las pruebas unitarias</text:span></text:p>
      <text:p text:style-name="P4"/>
      <text:list xml:id="list8029463250230190938" text:style-name="L4">
        <text:list-item>
          <text:list>
            <text:list-item>
              <text:list>
                <text:list-item>
                  <text:p text:style-name="P8">Conectarse a una base de datos</text:p>
                </text:list-item>
                <text:list-item>
                  <text:p text:style-name="P8">Correr el script drop.sql</text:p>
                </text:list-item>
                <text:list-item>
                  <text:p text:style-name="P8">Correr el script schema.sql</text:p>
                </text:list-item>
                <text:list-item>
                  <text:p text:style-name="P2">Modificar el script de prueba unitaria deseado, reemplazando los valores de las variables globales dbname, dbuser y dbpass según los requerimientos del usuario. Estas variables representan el nombre de la base de datos a conectarse, el usuario y clave respectivamente</text:p>
                </text:list-item>
                <text:list-item>
                  <text:p text:style-name="P8">Ejecutar en línea de comandos (fuera de la base de datos) “python ./pyunit_query3.py” o “ python ./pyunit_query4.py”</text:p>
                  <text:p text:style-name="P8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ca Machado</meta:initial-creator>
    <meta:creation-date>2013-06-07T17:39:43</meta:creation-date>
    <dc:date>2013-06-07T21:26:46</dc:date>
    <dc:creator>Gustavo Khoury</dc:creator>
    <meta:editing-duration>P0D</meta:editing-duration>
    <meta:editing-cycles>4</meta:editing-cycles>
    <meta:generator>LibreOffice/4.0.2.2$Linux_X86_64 LibreOffice_project/400m0$Build-2</meta:generator>
    <meta:document-statistic meta:table-count="0" meta:image-count="0" meta:object-count="0" meta:page-count="1" meta:paragraph-count="22" meta:word-count="217" meta:character-count="1330" meta:non-whitespace-character-count="1140"/>
  </office:meta>
</office:document-meta>
</file>